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1.52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842cm" svg:height="1.905cm" svg:x="6.969cm" svg:y="2.143cm">
          <text:p text:style-name="P1">Comman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842cm" svg:height="1.905cm" svg:x="6.968cm" svg:y="2.142cm">
          <text:p text:style-name="P1">Comman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842cm" svg:height="1.905cm" svg:x="3.581cm" svg:y="5.266cm">
          <text:p text:style-name="P1">Operator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842cm" svg:height="1.905cm" svg:x="11.16cm" svg:y="5.317cm">
          <text:p text:style-name="P1">SEMICOLON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524cm" svg:height="1.774cm" svg:x="9.885cm" svg:y="5.624cm">
          <draw:text-box>
            <text:p><text:span text:style-name="T1">+</text:span></text:p>
          </draw:text-box>
        </draw:frame>
        <draw:line draw:style-name="gr3" draw:text-style-name="P1" draw:layer="layout" svg:x1="10.051cm" svg:y1="3.944cm" svg:x2="10.051cm" svg:y2="5.087cm">
          <text:p/>
        </draw:line>
        <draw:custom-shape draw:style-name="gr1" draw:text-style-name="P1" draw:layer="layout" svg:width="5.842cm" svg:height="1.905cm" svg:x="3.58cm" svg:y="8.747cm">
          <text:p text:style-name="P1">Returnabl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842cm" svg:height="1.905cm" svg:x="25.892cm" svg:y="8.874cm">
          <text:p text:style-name="P1">No returnable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0.144cm" svg:y1="7.35cm" svg:x2="6.334cm" svg:y2="8.62cm">
          <text:p/>
        </draw:line>
        <draw:line draw:style-name="gr3" draw:text-style-name="P1" draw:layer="layout" svg:x1="10.271cm" svg:y1="7.35cm" svg:x2="28.686cm" svg:y2="8.874cm">
          <text:p/>
        </draw:line>
        <draw:custom-shape draw:style-name="gr1" draw:text-style-name="P1" draw:layer="layout" svg:width="5.842cm" svg:height="1.397cm" svg:x="1.762cm" svg:y="12.176cm">
          <text:p text:style-name="P1"><text:span text:style-name="T2">ident ASSIGOPER cons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842cm" svg:height="1.397cm" svg:x="8.62cm" svg:y="12.176cm">
          <text:p text:style-name="P1"><text:span text:style-name="T2">ident EQOPER cons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842cm" svg:height="1.397cm" svg:x="5.191cm" svg:y="14.226cm">
          <text:p text:style-name="P1"><text:span text:style-name="T2">ident DECOP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842cm" svg:height="1.397cm" svg:x="13.827cm" svg:y="14.335cm">
          <text:p text:style-name="P1"><text:span text:style-name="T2">ident INCOPER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334cm" svg:y1="10.652cm" svg:x2="4.81cm" svg:y2="12.303cm">
          <text:p/>
        </draw:line>
        <draw:line draw:style-name="gr3" draw:text-style-name="P1" draw:layer="layout" svg:x1="6.334cm" svg:y1="10.525cm" svg:x2="11.414cm" svg:y2="12.303cm">
          <text:p/>
        </draw:line>
        <draw:line draw:style-name="gr4" draw:text-style-name="P1" draw:layer="layout" svg:x1="6.334cm" svg:y1="10.525cm" svg:x2="7.985cm" svg:y2="11.922cm">
          <text:p/>
        </draw:line>
        <draw:line draw:style-name="gr3" draw:text-style-name="P1" draw:layer="layout" svg:x1="7.985cm" svg:y1="11.922cm" svg:x2="7.985cm" svg:y2="14.208cm">
          <text:p/>
        </draw:line>
        <draw:line draw:style-name="gr4" draw:text-style-name="P1" draw:layer="layout" svg:x1="6.461cm" svg:y1="10.652cm" svg:x2="16.494cm" svg:y2="12.303cm">
          <text:p/>
        </draw:line>
        <draw:line draw:style-name="gr3" draw:text-style-name="P1" draw:layer="layout" svg:x1="16.494cm" svg:y1="12.303cm" svg:x2="16.494cm" svg:y2="14.335cm">
          <text:p/>
        </draw:line>
        <draw:custom-shape draw:style-name="gr1" draw:text-style-name="P1" draw:layer="layout" svg:width="15.875cm" svg:height="1.651cm" svg:x="17.637cm" svg:y="16.24cm">
          <text:p text:style-name="P1">Cycle:</text:p>
          <text:p text:style-name="P1">OPBRACE + ident | const + EBRACE + procedure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8.813cm" svg:y1="10.779cm" svg:x2="25.13cm" svg:y2="16.367cm">
          <text:p/>
        </draw:line>
        <draw:custom-shape draw:style-name="gr1" draw:text-style-name="P1" draw:layer="layout" svg:width="10.033cm" svg:height="2.032cm" svg:x="-8.779cm" svg:y="14.97cm">
          <text:p text:style-name="P1">Procedure:</text:p>
          <text:p text:style-name="P1">OFBRACE command OCBRACE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334cm" svg:y1="10.525cm" svg:x2="-4.08cm" svg:y2="15.097cm">
          <text:p/>
        </draw:line>
        <draw:custom-shape draw:style-name="gr1" draw:text-style-name="P1" draw:layer="layout" svg:width="7.747cm" svg:height="1.548cm" svg:x="-11.192cm" svg:y="12.811cm">
          <text:p text:style-name="P1"><text:span text:style-name="T2">ident ASSIGOPER procedure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334cm" svg:y1="10.525cm" svg:x2="-7.128cm" svg:y2="12.811cm">
          <text:p/>
        </draw:line>
        <draw:custom-shape draw:style-name="gr1" draw:text-style-name="P1" draw:layer="layout" svg:width="5.334cm" svg:height="1.778cm" svg:x="3.159cm" svg:y="22.971cm">
          <text:p text:style-name="P1">iden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88cm" svg:height="2.54cm" svg:x="-3.826cm" svg:y="25.892cm">
          <text:p text:style-name="P1">Numb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88cm" svg:height="2.54cm" svg:x="2.905cm" svg:y="25.891cm">
          <text:p text:style-name="P1">Boo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88cm" svg:height="2.54cm" svg:x="10.017cm" svg:y="25.89cm">
          <text:p text:style-name="P1">Procedure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5.826cm" svg:y1="24.749cm" svg:x2="-0.651cm" svg:y2="25.892cm">
          <text:p/>
        </draw:line>
        <draw:line draw:style-name="gr3" draw:text-style-name="P1" draw:layer="layout" svg:x1="5.699cm" svg:y1="24.749cm" svg:x2="5.699cm" svg:y2="25.892cm">
          <text:p/>
        </draw:line>
        <draw:line draw:style-name="gr3" draw:text-style-name="P1" draw:layer="layout" svg:x1="5.826cm" svg:y1="24.749cm" svg:x2="12.684cm" svg:y2="25.892cm">
          <text:p/>
        </draw:line>
        <draw:custom-shape draw:style-name="gr1" draw:text-style-name="P1" draw:layer="layout" svg:width="6.858cm" svg:height="2.54cm" svg:x="16.24cm" svg:y="20.558cm">
          <text:p text:style-name="P1">Array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.62cm" svg:y1="23.86cm" svg:x2="16.24cm" svg:y2="21.828cm">
          <text:p/>
        </draw:line>
        <draw:custom-shape draw:style-name="gr1" draw:text-style-name="P1" draw:layer="layout" svg:width="11.43cm" svg:height="2.032cm" svg:x="-13.097cm" svg:y="9.128cm">
          <text:p text:style-name="P1">Ident OSBRACE + ident + ESBRACE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.667cm" svg:y1="9.636cm" svg:x2="-1.667cm" svg:y2="10.14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iel </meta:initial-creator>
    <meta:creation-date>2013-04-17T10:45:52</meta:creation-date>
    <dc:date>2013-04-19T04:27:58</dc:date>
    <dc:creator>daniel </dc:creator>
    <meta:editing-duration>PT2H11M57S</meta:editing-duration>
    <meta:editing-cycles>4</meta:editing-cycles>
    <meta:generator>LibreOffice/3.5$Linux_x86 LibreOffice_project/350m1$Build-2</meta:generator>
    <meta:document-statistic meta:object-count="37"/>
  </office:meta>
</office:document-meta>
</file>